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283in"/>
    </style:style>
    <style:style style:name="co2" style:family="table-column">
      <style:table-column-properties fo:break-before="auto" style:column-width="0.5134in"/>
    </style:style>
    <style:style style:name="co3" style:family="table-column">
      <style:table-column-properties fo:break-before="auto" style:column-width="0.3827in"/>
    </style:style>
    <style:style style:name="co4" style:family="table-column">
      <style:table-column-properties fo:break-before="auto" style:column-width="0.459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9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otto_200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Zahl1</text:p>
          </table:table-cell>
          <table:table-cell office:value-type="string" calcext:value-type="string">
            <text:p>Zahl2</text:p>
          </table:table-cell>
          <table:table-cell office:value-type="string" calcext:value-type="string">
            <text:p>Zahl3</text:p>
          </table:table-cell>
          <table:table-cell office:value-type="string" calcext:value-type="string">
            <text:p>Zahl4</text:p>
          </table:table-cell>
          <table:table-cell office:value-type="string" calcext:value-type="string">
            <text:p>Zahl5</text:p>
          </table:table-cell>
          <table:table-cell office:value-type="string" calcext:value-type="string">
            <text:p>Zahl6</text:p>
          </table:table-cell>
          <table:table-cell office:value-type="string" calcext:value-type="string">
            <text:p>Zusatz</text:p>
          </table:table-cell>
          <table:table-cell office:value-type="string" calcext:value-type="string">
            <text:p>Sup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01" calcext:value-type="float">
            <text:p>200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1" calcext:value-type="float">
            <text:p>200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001" calcext:value-type="float">
            <text:p>200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01" calcext:value-type="float">
            <text:p>200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001" calcext:value-type="float">
            <text:p>200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001" calcext:value-type="float">
            <text:p>2001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01" calcext:value-type="float">
            <text:p>200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01" calcext:value-type="float">
            <text:p>200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01" calcext:value-type="float">
            <text:p>2001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01" calcext:value-type="float">
            <text:p>200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01" calcext:value-type="float">
            <text:p>200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01" calcext:value-type="float">
            <text:p>2001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001" calcext:value-type="float">
            <text:p>200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001" calcext:value-type="float">
            <text:p>2001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001" calcext:value-type="float">
            <text:p>200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001" calcext:value-type="float">
            <text:p>200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01" calcext:value-type="float">
            <text:p>200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01" calcext:value-type="float">
            <text:p>2001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001" calcext:value-type="float">
            <text:p>2001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01" calcext:value-type="float">
            <text:p>2001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001" calcext:value-type="float">
            <text:p>200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01" calcext:value-type="float">
            <text:p>200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01" calcext:value-type="float">
            <text:p>200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01" calcext:value-type="float">
            <text:p>200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01" calcext:value-type="float">
            <text:p>200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01" calcext:value-type="float">
            <text:p>200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01" calcext:value-type="float">
            <text:p>2001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01" calcext:value-type="float">
            <text:p>200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01" calcext:value-type="float">
            <text:p>2001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 style:data-style-name="N2" text:time-value="14:36:08.2525545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5-11-23T14:36:34.892829851</dc:date>
    <meta:editing-duration>PT29S</meta:editing-duration>
    <meta:editing-cycles>1</meta:editing-cycles>
    <meta:document-statistic meta:table-count="1" meta:cell-count="1260" meta:object-count="0"/>
  </office:meta>
</office:document-meta>
</file>